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5-10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5-08-27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5-05-2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5-03-04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4-10-23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4-08-2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4-05-0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4-02-21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3-10-1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3-09-0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3-06-0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3-02-14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2-10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2-09-01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2-06-0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2-02-2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1-11-0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1-08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1-05-1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1-03-0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0-10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0-08-1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0-05-0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20-03-04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9-11-0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9-08-1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9-05-0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9-02-2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8-11-1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8-08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8-05-1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8-03-07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7-11-0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7-08-15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7-05-2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7-02-28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6-11-0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6-09-1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6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6-03-0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5-09-1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5-06-0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5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4-12-1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4-09-1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4-06-2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3-12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3-09-1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3-06-2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3-03-1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2-12-2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2-09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2-06-2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2-03-2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1-12-12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1-09-2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1-06-2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1-03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0-12-1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0-09-2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0-06-1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10-03-2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9-12-1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9-09-28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9-06-1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9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9-02-0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8-10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8-06-2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8-02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7-10-22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7-06-1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7-02-1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6-09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6-06-0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6-02-2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5-10-0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5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5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4-10-18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4-07-1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4-03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3-10-15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2001-05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98-05-07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97-09-09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97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95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95-04-05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93-10-21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93-08-12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9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91-10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91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91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90-04-0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9-10-0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9-08-0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9-04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8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8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8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7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7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6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6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5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5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4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4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3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3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2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2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1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1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0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8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9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9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8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8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7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7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7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6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6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5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5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5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4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2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2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1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0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70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753</text:p>
          </table:table-cell>
          <table:table-cell office:value-type="string" calcext:value-type="string">
            <text:p>36S/33E-16DCB</text:p>
          </table:table-cell>
          <table:table-cell office:value-type="string" calcext:value-type="string">
            <text:p>1969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0" meta:object-count="0"/>
    <meta:user-defined meta:name="AppVersion">3.0</meta:user-defined>
  </office:meta>
</office:document-meta>
</file>